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43B7C5EDA725E3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638in, 0in, 0in, 0.55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634in" svg:y="0.2654in" svg:width="6.4299in" svg:height="3.4972in" draw:z-index="0"><draw:image xlink:href="Pictures/10000201000005560000030043B7C5EDA725E30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1:52:08.242071403</meta:creation-date>
    <dc:date>2019-01-28T11:52:49.570879989</dc:date>
    <meta:editing-duration>PT4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